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/>
      <style:text-properties officeooo:rsid="000a593b" officeooo:paragraph-rsid="000a593b"/>
    </style:style>
    <style:style style:name="P2" style:family="paragraph" style:parent-style-name="Normal">
      <style:paragraph-properties fo:text-align="start" style:justify-single-word="false"/>
      <style:text-properties officeooo:rsid="000a593b" officeooo:paragraph-rsid="0017a50e"/>
    </style:style>
    <style:style style:name="P3" style:family="paragraph" style:parent-style-name="Normal">
      <style:paragraph-properties fo:text-align="start" style:justify-single-word="false"/>
      <style:text-properties officeooo:rsid="000a5c57" officeooo:paragraph-rsid="000a5c57"/>
    </style:style>
    <style:style style:name="P4" style:family="paragraph" style:parent-style-name="Normal">
      <style:paragraph-properties fo:text-align="start" style:justify-single-word="false"/>
      <style:text-properties officeooo:rsid="000a5c57" officeooo:paragraph-rsid="0017c6ac"/>
    </style:style>
    <style:style style:name="P5" style:family="paragraph" style:parent-style-name="Normal">
      <style:paragraph-properties fo:text-align="start" style:justify-single-word="false"/>
      <style:text-properties officeooo:rsid="000be41e" officeooo:paragraph-rsid="000be41e"/>
    </style:style>
    <style:style style:name="P6" style:family="paragraph" style:parent-style-name="Normal">
      <style:paragraph-properties fo:text-align="start" style:justify-single-word="false"/>
      <style:text-properties officeooo:rsid="000be41e" officeooo:paragraph-rsid="0019272e"/>
    </style:style>
    <style:style style:name="P7" style:family="paragraph" style:parent-style-name="Normal">
      <style:paragraph-properties fo:text-align="start" style:justify-single-word="false"/>
      <style:text-properties officeooo:rsid="000be41e" officeooo:paragraph-rsid="000ce0d0"/>
    </style:style>
    <style:style style:name="P8" style:family="paragraph" style:parent-style-name="Normal">
      <style:paragraph-properties fo:text-align="start" style:justify-single-word="false"/>
      <style:text-properties officeooo:rsid="000be41e" officeooo:paragraph-rsid="0019c352"/>
    </style:style>
    <style:style style:name="P9" style:family="paragraph" style:parent-style-name="Normal">
      <style:paragraph-properties fo:text-align="start" style:justify-single-word="false"/>
      <style:text-properties officeooo:rsid="000de2fe" officeooo:paragraph-rsid="000de2fe"/>
    </style:style>
    <style:style style:name="P10" style:family="paragraph" style:parent-style-name="Normal">
      <style:paragraph-properties fo:text-align="start" style:justify-single-word="false"/>
      <style:text-properties officeooo:rsid="000de2fe" officeooo:paragraph-rsid="002d90b8"/>
    </style:style>
    <style:style style:name="P11" style:family="paragraph" style:parent-style-name="Normal">
      <style:paragraph-properties fo:text-align="start" style:justify-single-word="false"/>
      <style:text-properties officeooo:rsid="000de2fe" officeooo:paragraph-rsid="002a55b0"/>
    </style:style>
    <style:style style:name="P12" style:family="paragraph" style:parent-style-name="Normal">
      <style:paragraph-properties fo:text-align="start" style:justify-single-word="false"/>
      <style:text-properties officeooo:rsid="000e57eb" officeooo:paragraph-rsid="000e57eb"/>
    </style:style>
    <style:style style:name="P13" style:family="paragraph" style:parent-style-name="Normal">
      <style:paragraph-properties fo:text-align="start" style:justify-single-word="false"/>
      <style:text-properties officeooo:rsid="000e57eb" officeooo:paragraph-rsid="002e9076"/>
    </style:style>
    <style:style style:name="P14" style:family="paragraph" style:parent-style-name="Normal">
      <style:paragraph-properties fo:text-align="start" style:justify-single-word="false"/>
      <style:text-properties officeooo:rsid="000e57eb" officeooo:paragraph-rsid="002f419c"/>
    </style:style>
    <style:style style:name="P15" style:family="paragraph" style:parent-style-name="Normal">
      <style:paragraph-properties fo:text-align="start" style:justify-single-word="false"/>
      <style:text-properties officeooo:rsid="000e57eb" officeooo:paragraph-rsid="001aff3f"/>
    </style:style>
    <style:style style:name="P16" style:family="paragraph" style:parent-style-name="Normal">
      <style:paragraph-properties fo:text-align="start" style:justify-single-word="false"/>
      <style:text-properties officeooo:rsid="00118816" officeooo:paragraph-rsid="00118816"/>
    </style:style>
    <style:style style:name="P17" style:family="paragraph" style:parent-style-name="Normal">
      <style:paragraph-properties fo:text-align="start" style:justify-single-word="false"/>
      <style:text-properties officeooo:rsid="00118816" officeooo:paragraph-rsid="0032f741"/>
    </style:style>
    <style:style style:name="P18" style:family="paragraph" style:parent-style-name="Normal">
      <style:paragraph-properties fo:text-align="start" style:justify-single-word="false"/>
      <style:text-properties officeooo:rsid="00118816" officeooo:paragraph-rsid="001cc41e"/>
    </style:style>
    <style:style style:name="P19" style:family="paragraph" style:parent-style-name="Normal">
      <style:paragraph-properties fo:text-align="start" style:justify-single-word="false"/>
      <style:text-properties officeooo:rsid="0012322b" officeooo:paragraph-rsid="0012322b"/>
    </style:style>
    <style:style style:name="P20" style:family="paragraph" style:parent-style-name="Normal">
      <style:paragraph-properties fo:text-align="start" style:justify-single-word="false"/>
      <style:text-properties officeooo:rsid="0012322b" officeooo:paragraph-rsid="001e561e"/>
    </style:style>
    <style:style style:name="P21" style:family="paragraph" style:parent-style-name="Normal">
      <style:paragraph-properties fo:text-align="start" style:justify-single-word="false"/>
      <style:text-properties officeooo:rsid="00124caa" officeooo:paragraph-rsid="00124caa"/>
    </style:style>
    <style:style style:name="P22" style:family="paragraph" style:parent-style-name="Normal">
      <style:paragraph-properties fo:text-align="start" style:justify-single-word="false"/>
      <style:text-properties officeooo:rsid="00124caa" officeooo:paragraph-rsid="003601c6"/>
    </style:style>
    <style:style style:name="P23" style:family="paragraph" style:parent-style-name="Normal">
      <style:paragraph-properties fo:text-align="start" style:justify-single-word="false"/>
      <style:text-properties officeooo:rsid="00124caa" officeooo:paragraph-rsid="001e561e"/>
    </style:style>
    <style:style style:name="P24" style:family="paragraph" style:parent-style-name="Normal">
      <style:paragraph-properties fo:text-align="start" style:justify-single-word="false"/>
      <style:text-properties officeooo:rsid="0013ee29" officeooo:paragraph-rsid="0013ee29"/>
    </style:style>
    <style:style style:name="P25" style:family="paragraph" style:parent-style-name="Normal">
      <style:paragraph-properties fo:text-align="start" style:justify-single-word="false"/>
      <style:text-properties officeooo:rsid="0013ee29" officeooo:paragraph-rsid="003601c6"/>
    </style:style>
    <style:style style:name="P26" style:family="paragraph" style:parent-style-name="Normal">
      <style:paragraph-properties fo:text-align="start" style:justify-single-word="false"/>
      <style:text-properties officeooo:rsid="0013ee29" officeooo:paragraph-rsid="001e561e"/>
    </style:style>
    <style:style style:name="P27" style:family="paragraph" style:parent-style-name="Normal">
      <style:paragraph-properties fo:text-align="start" style:justify-single-word="false"/>
      <style:text-properties fo:font-weight="normal" officeooo:rsid="002d90b8" officeooo:paragraph-rsid="002d90b8" style:font-weight-asian="normal" style:font-weight-complex="normal"/>
    </style:style>
    <style:style style:name="P28" style:family="paragraph" style:parent-style-name="Normal">
      <style:paragraph-properties fo:text-align="start" style:justify-single-word="false"/>
      <style:text-properties fo:font-weight="normal" officeooo:rsid="002de796" officeooo:paragraph-rsid="002de796" style:font-weight-asian="normal" style:font-weight-complex="normal"/>
    </style:style>
    <style:style style:name="P29" style:family="paragraph" style:parent-style-name="Normal" style:master-page-name="MP0">
      <style:paragraph-properties fo:margin-left="0.9846in" fo:margin-right="0in" fo:text-indent="0in" style:auto-text-indent="false" style:page-number="auto" fo:break-before="page">
        <style:tab-stops/>
      </style:paragraph-properties>
      <style:text-properties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9aef" style:font-weight-asian="normal" style:font-weight-complex="normal"/>
    </style:style>
    <style:style style:name="T3" style:family="text">
      <style:text-properties fo:font-weight="normal" officeooo:rsid="002087fc" style:font-weight-asian="normal" style:font-weight-complex="normal"/>
    </style:style>
    <style:style style:name="T4" style:family="text">
      <style:text-properties fo:font-weight="normal" officeooo:rsid="002f419c" style:font-weight-asian="normal" style:font-weight-complex="normal"/>
    </style:style>
    <style:style style:name="T5" style:family="text">
      <style:text-properties fo:font-weight="normal" officeooo:rsid="0034354e" style:font-weight-asian="normal" style:font-weight-complex="normal"/>
    </style:style>
    <style:style style:name="T6" style:family="text">
      <style:text-properties fo:font-weight="normal" officeooo:rsid="003601c6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d258" style:font-weight-asian="bold" style:font-weight-complex="bold"/>
    </style:style>
    <style:style style:name="T9" style:family="text">
      <style:text-properties fo:font-weight="bold" officeooo:rsid="000ce0d0" style:font-weight-asian="bold" style:font-weight-complex="bold"/>
    </style:style>
    <style:style style:name="T10" style:family="text">
      <style:text-properties fo:font-weight="bold" officeooo:rsid="00179aef" style:font-weight-asian="bold" style:font-weight-complex="bold"/>
    </style:style>
    <style:style style:name="T11" style:family="text">
      <style:text-properties fo:font-weight="bold" officeooo:rsid="002087fc" style:font-weight-asian="bold" style:font-weight-complex="bold"/>
    </style:style>
    <style:style style:name="T12" style:family="text">
      <style:text-properties officeooo:rsid="000bd258"/>
    </style:style>
    <style:style style:name="T13" style:family="text">
      <style:text-properties officeooo:rsid="000ce0d0"/>
    </style:style>
    <style:style style:name="T14" style:family="text">
      <style:text-properties officeooo:rsid="0010452b"/>
    </style:style>
    <style:style style:name="T15" style:family="text">
      <style:text-properties officeooo:rsid="00124caa"/>
    </style:style>
    <style:style style:name="T16" style:family="text">
      <style:text-properties officeooo:rsid="00179aef"/>
    </style:style>
    <style:style style:name="T17" style:family="text">
      <style:text-properties officeooo:rsid="002087fc"/>
    </style:style>
    <style:style style:name="T18" style:family="text">
      <style:text-properties officeooo:rsid="0029283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Windows 10 foundation for business users</text:p>
      <text:p text:style-name="Normal"/>
      <text:p text:style-name="Normal"/>
      <text:p text:style-name="P1">1. In which section of the dialog box we can click on the Read-only check box?</text:p>
      <text:p text:style-name="P2"><text:span text:style-name="T16"><text:tab/>a. Read-only section.</text:span></text:p>
      <text:p text:style-name="P2"><text:span text:style-name="T16"><text:tab/>b. driver section.</text:span></text:p>
      <text:p text:style-name="P2"><text:span text:style-name="T16"><text:tab/>c. device manager section.</text:span></text:p>
      <text:p text:style-name="P2"><text:span text:style-name="T16"><text:tab/>d. </text:span><text:s/><text:span text:style-name="T7">Attributes section.<text:tab/></text:span></text:p>
      <text:p text:style-name="P3">2. <text:s/>Which key we have to press from keyboard to change a file name?</text:p>
      <text:p text:style-name="P4"><text:tab/><text:span text:style-name="T16">a. F1.</text:span></text:p>
      <text:p text:style-name="P4"><text:span text:style-name="T16"><text:s/><text:tab/>b. F4.</text:span></text:p>
      <text:p text:style-name="P4"><text:span text:style-name="T16"><text:tab/>c. F9.</text:span></text:p>
      <text:p text:style-name="P4"><text:span text:style-name="T16"><text:tab/>d.</text:span> <text:span text:style-name="T7">F2 .</text:span></text:p>
      <text:p text:style-name="P3">3. <text:span text:style-name="T12">What is the extension of text file name?</text:span></text:p>
      <text:p text:style-name="P4"><text:tab/><text:span text:style-name="T16">a. .DOC</text:span></text:p>
      <text:p text:style-name="P4"><text:span text:style-name="T16"><text:s/><text:tab/>b. .DOCX</text:span></text:p>
      <text:p text:style-name="P4"><text:span text:style-name="T16"><text:tab/>c. .DAT</text:span></text:p>
      <text:p text:style-name="P4"><text:span text:style-name="T16"><text:tab/>d. </text:span><text:span text:style-name="T7">.</text:span><text:span text:style-name="T8">TXT</text:span></text:p>
      <text:p text:style-name="P5">4. Wh<text:span text:style-name="T18">y</text:span> the file name extensions are not normally displayed within the File Explorer?</text:p>
      <text:p text:style-name="P6"><text:tab/> <text:span text:style-name="T16">a. To keep the display oriented.</text:span></text:p>
      <text:p text:style-name="P6"><text:span text:style-name="T16"><text:tab/> b. To keep the display unaltered.</text:span></text:p>
      <text:p text:style-name="P6"><text:span text:style-name="T16"><text:tab/> c. To keep the display altered.</text:span></text:p>
      <text:p text:style-name="P6"><text:span text:style-name="T16"><text:tab/> d. </text:span><text:s/><text:span text:style-name="T7">To keep the display simple and uncluttered.</text:span></text:p>
      <text:p text:style-name="P7">5. <text:span text:style-name="T13">How Windows can tell what sort of file type a particular file is?</text:span></text:p>
      <text:p text:style-name="P8"><text:tab/> <text:span text:style-name="T16">a. using the file name.</text:span></text:p>
      <text:p text:style-name="P8"><text:span text:style-name="T16"><text:tab/> b. using the size of file.</text:span></text:p>
      <text:p text:style-name="P8"><text:span text:style-name="T16"><text:tab/> c. using the network map of file.</text:span></text:p>
      <text:p text:style-name="P8"><text:span text:style-name="T16"><text:tab/> d. </text:span><text:s/><text:span text:style-name="T9">using the file name extension.</text:span></text:p>
      <text:p text:style-name="P9">6. What is the sequence of deleting a word file ‘Hello’ from a drive ‘D’?</text:p>
      <text:p text:style-name="P10"><text:tab/> <text:span text:style-name="T16">a. </text:span><text:span text:style-name="T1">D&gt;Del key from keyboard&gt;file ‘Hello’&gt;yes.</text:span></text:p>
      <text:p text:style-name="P10"><text:span text:style-name="T16"><text:tab/> b. </text:span><text:span text:style-name="T1">D&gt;file ‘Hello’&gt;yes&gt;Del key from keyboard.</text:span></text:p>
      <text:p text:style-name="P11"><text:span text:style-name="T16"><text:tab/> c. </text:span><text:span text:style-name="T7">D&gt;file ‘Hello’&gt;Del key from keyboard&gt;yes.</text:span></text:p>
      <text:p text:style-name="P27"><text:tab/> e. c and b.</text:p>
      <text:p text:style-name="P12">7. <text:span text:style-name="T14">How we can permanently delete a file?</text:span></text:p>
      <text:p text:style-name="P13"><text:tab/> <text:span text:style-name="T16">a. </text:span><text:span text:style-name="T3">Select file&gt; </text:span><text:span text:style-name="T4">left</text:span><text:span text:style-name="T3"> button of mouse&gt;delete&gt;yes&gt;Recyle bin&gt;delete permanently&gt;yes</text:span></text:p>
      <text:p text:style-name="P14"><text:span text:style-name="T16"><text:tab/> b. </text:span><text:span text:style-name="T2">Select file&gt;yes&gt;Alt+delete</text:span></text:p>
      <text:p text:style-name="P13"><text:span text:style-name="T16"><text:tab/> c. </text:span><text:span text:style-name="T3">Select file&gt; right button of mouse&gt;delete&gt;yes&gt;Recyle bin&gt;delete permanently&gt;yes</text:span></text:p>
      <text:p text:style-name="P15"><text:span text:style-name="T16"><text:tab/> d. </text:span><text:span text:style-name="T2">Select file&gt;Alt+delete&gt;yes</text:span></text:p>
      <text:p text:style-name="P12"><text:tab/> <text:span text:style-name="T17">e.</text:span><text:span text:style-name="T3"> Select file&gt; right button of mouse&gt;delete&gt;yes&gt;Recyle bin&gt;delete permanently&gt;yes</text:span></text:p>
      <text:p text:style-name="P28"><text:span text:style-name="T17"><text:tab/> f. </text:span><text:span text:style-name="T11">d and e</text:span></text:p>
      <text:p text:style-name="P28"><text:span text:style-name="T17"><text:tab/> g. only d</text:span></text:p>
      <text:p text:style-name="P16">8. How to get back the file which is not permanently deleted?</text:p>
      <text:p text:style-name="P17"><text:tab/> <text:span text:style-name="T16">a. </text:span><text:span text:style-name="T1">Recycle bin&gt;restore&gt;yes</text:span></text:p>
      <text:p text:style-name="P17"><text:span text:style-name="T16"><text:tab/> b. </text:span><text:span text:style-name="T1">Recycle bin&gt;select file&gt;restore&gt;yes</text:span><text:span text:style-name="T5">&gt;no</text:span></text:p>
      <text:p text:style-name="P17"><text:span text:style-name="T16"><text:tab/> c. </text:span><text:span text:style-name="T1">Recycle bin&gt;select file&gt;restore&gt;</text:span><text:span text:style-name="T5">no</text:span></text:p>
      <text:p text:style-name="P18"><text:span text:style-name="T16"><text:tab/> d. </text:span><text:span text:style-name="T7">Recycle bin&gt;select file&gt;restore&gt;yes</text:span></text:p>
      <text:p text:style-name="P19"/>
      <text:p text:style-name="P19"/>
      <text:p text:style-name="P19"><text:soft-page-break/></text:p>
      <text:p text:style-name="P19"/>
      <text:p text:style-name="P19">9. What is meant by bypassing the recycle bin?</text:p>
      <text:p text:style-name="P20"><text:tab/> <text:span text:style-name="T16">a. Permanently restoring a file.</text:span></text:p>
      <text:p text:style-name="P20"><text:span text:style-name="T16"><text:tab/> b. Manipulating a file.</text:span></text:p>
      <text:p text:style-name="P20"><text:span text:style-name="T16"><text:tab/> c. Passing a file.</text:span></text:p>
      <text:p text:style-name="P20"><text:span text:style-name="T16"><text:tab/> d. </text:span><text:span text:style-name="T7">Permanently deleting a file</text:span></text:p>
      <text:p text:style-name="P19">10. What if I delete a large file which takes a lot of space in recycle bin?</text:p>
      <text:p text:style-name="P20"><text:tab/> <text:span text:style-name="T16">a. It will delete without any trouble.</text:span></text:p>
      <text:p text:style-name="P20"><text:span text:style-name="T16"><text:tab/> b. File will not be deleted.</text:span></text:p>
      <text:p text:style-name="P20"><text:span text:style-name="T16"><text:tab/> c. </text:span><text:span text:style-name="T10">It will take more time than regular. </text:span></text:p>
      <text:p text:style-name="P20"><text:span text:style-name="T16"><text:tab/> d. </text:span><text:span text:style-name="T7">There will be an error message warning.</text:span></text:p>
      <text:p text:style-name="P19">11. What is Windows Clipboard?</text:p>
      <text:p text:style-name="P20"><text:tab/><text:span text:style-name="T16">a. It is a excel spreadsheet.</text:span></text:p>
      <text:p text:style-name="P20"><text:span text:style-name="T16"><text:tab/>b. It is a Read only memory.</text:span></text:p>
      <text:p text:style-name="P20"><text:span text:style-name="T16"><text:tab/>c. </text:span><text:span text:style-name="T10">It is a virtual memory.</text:span></text:p>
      <text:p text:style-name="P20"><text:span text:style-name="T16"><text:tab/>d. </text:span><text:span text:style-name="T7">An area of memory used for moving or copying items from one place to another</text:span></text:p>
      <text:p text:style-name="P9"><text:tab/></text:p>
      <text:p text:style-name="P21">12. What is the keyboard shortcut to move the selected item to the Clipboard?</text:p>
      <text:p text:style-name="P22"><text:tab/><text:span text:style-name="T16">a. </text:span><text:span text:style-name="T1">Ctrl+</text:span><text:span text:style-name="T6">Y</text:span><text:span text:style-name="T1">.</text:span></text:p>
      <text:p text:style-name="P22"><text:span text:style-name="T16"><text:tab/>b. </text:span><text:span text:style-name="T1">Ctrl+</text:span><text:span text:style-name="T6">Z</text:span><text:span text:style-name="T1">.</text:span></text:p>
      <text:p text:style-name="P22"><text:span text:style-name="T16"><text:tab/>c. </text:span><text:span text:style-name="T1">Ctrl</text:span><text:span text:style-name="T6">+V</text:span><text:span text:style-name="T1">.</text:span></text:p>
      <text:p text:style-name="P23"><text:span text:style-name="T16"><text:tab/>d. </text:span><text:span text:style-name="T7">Ctrl+X.</text:span></text:p>
      <text:p text:style-name="P21">13. What is the keyboard shortcut to copy the selected item to the Clipboard?</text:p>
      <text:p text:style-name="P22"><text:tab/><text:span text:style-name="T16">a. </text:span><text:span text:style-name="T1">Ctrl+X.</text:span></text:p>
      <text:p text:style-name="P22"><text:span text:style-name="T16"><text:tab/>b. </text:span><text:span text:style-name="T1">Ctrl+</text:span><text:span text:style-name="T6">Y</text:span><text:span text:style-name="T1">.</text:span></text:p>
      <text:p text:style-name="P22"><text:span text:style-name="T16"><text:tab/>c. </text:span><text:span text:style-name="T1">Ctrl+</text:span><text:span text:style-name="T6">V</text:span><text:span text:style-name="T1">.</text:span></text:p>
      <text:p text:style-name="P23"><text:span text:style-name="T16"><text:tab/>d. </text:span><text:span text:style-name="T10">Ctrl+C</text:span></text:p>
      <text:p text:style-name="P24">14. <text:span text:style-name="T15">What is the keyboard shortcut to </text:span>paste<text:span text:style-name="T15"> the selected item to the Clipboard?</text:span></text:p>
      <text:p text:style-name="P25"><text:tab/><text:span text:style-name="T16">a. </text:span><text:span text:style-name="T2">Ctrl+</text:span><text:span text:style-name="T6">Z</text:span><text:span text:style-name="T2">.</text:span></text:p>
      <text:p text:style-name="P25"><text:span text:style-name="T16"><text:tab/>b. </text:span><text:span text:style-name="T2">Ctrl+</text:span><text:span text:style-name="T6">Y</text:span><text:span text:style-name="T2">.</text:span></text:p>
      <text:p text:style-name="P25"><text:span text:style-name="T16"><text:tab/>c. </text:span><text:span text:style-name="T2">Ctrl+X.</text:span></text:p>
      <text:p text:style-name="P26"><text:span text:style-name="T16"><text:tab/>d. </text:span><text:span text:style-name="T7">Ctrl+V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ntstyle01" style:family="text" style:parent-style-name="Default_20_Paragraph_20_Font">
      <style:text-properties fo:color="#000000" style:font-name="ArialMT" fo:font-family="ArialMT" style:font-family-generic="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ntstyle21" style:family="text" style:parent-style-name="Default_20_Paragraph_20_Fon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01T10:46:00Z</meta:creation-date>
    <dc:date>2018-09-06T12:35:03.327961255</dc:date>
    <meta:editing-cycles>118</meta:editing-cycles>
    <meta:editing-duration>PT3H58M55S</meta:editing-duration>
    <meta:document-statistic meta:table-count="0" meta:image-count="0" meta:object-count="0" meta:page-count="2" meta:paragraph-count="75" meta:word-count="444" meta:character-count="2572" meta:non-whitespace-character-count="2103"/>
    <meta:template xlink:type="simple" xlink:actuate="onRequest" xlink:title="" xlink:href="Normal"/>
  </office:meta>
</office:document-meta>
</file>